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2.522cm" svg:y="1.741cm" svg:viewBox="0 0 0 0" draw:points="0,0">
          <text:p/>
        </draw:polygon>
        <draw:polygon draw:style-name="gr2" draw:text-style-name="P1" draw:layer="layout" svg:width="0cm" svg:height="0cm" svg:x="2.945cm" svg:y="1.304cm" svg:viewBox="0 0 0 0" draw:points="0,0">
          <text:p/>
        </draw:polygon>
        <draw:polygon draw:style-name="gr3" draw:text-style-name="P1" draw:layer="layout" svg:width="0cm" svg:height="0cm" svg:x="2.945cm" svg:y="1.464cm" svg:viewBox="0 0 0 0" draw:points="0,0">
          <text:p/>
        </draw:polygon>
        <draw:polygon draw:style-name="gr4" draw:text-style-name="P1" draw:layer="layout" svg:width="0cm" svg:height="0cm" svg:x="3.068cm" svg:y="1.587cm" svg:viewBox="0 0 0 0" draw:points="0,0">
          <text:p/>
        </draw:polygon>
        <draw:frame draw:style-name="gr5" draw:layer="layout" svg:width="6.216cm" svg:height="1.493cm" svg:x="0.3cm" svg:y="1.1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xml:id="id5" draw:id="id5" draw:layer="layout" svg:width="1.446cm" svg:height="0.911cm" svg:x="3.537cm" svg:y="2.631cm">
          <draw:text-box>
            <text:p><text:span text:style-name="T1">حاصل</text:span></text:p>
          </draw:text-box>
        </draw:frame>
        <draw:frame draw:style-name="gr6" draw:text-style-name="P2" xml:id="id3" draw:id="id3" draw:layer="layout" svg:width="1.052cm" svg:height="0.911cm" svg:x="7.287cm" svg:y="2.556cm">
          <draw:text-box>
            <text:p><text:span text:style-name="T1">جمع</text:span></text:p>
          </draw:text-box>
        </draw:frame>
        <draw:frame draw:style-name="gr5" draw:layer="layout" svg:width="0.307cm" svg:height="0.236cm" svg:x="5.895cm" svg:y="0.9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xml:id="id1" draw:id="id1" draw:layer="layout" svg:width="1.446cm" svg:height="0.911cm" svg:x="7.06cm" svg:y="0.333cm">
          <draw:text-box>
            <text:p><text:span text:style-name="T1">حاصل</text:span></text:p>
          </draw:text-box>
        </draw:frame>
        <draw:custom-shape draw:style-name="gr7" draw:text-style-name="P3" xml:id="id4" draw:id="id4" draw:layer="layout" svg:width="0.272cm" svg:height="0.499cm" svg:x="6.155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" draw:id="id2" draw:layer="layout" svg:width="0.272cm" svg:height="0.499cm" svg:x="5.927cm" svg:y="0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draw:line-skew="1.341cm 0.634cm" svg:x1="7.06cm" svg:y1="0.788cm" svg:x2="6.063cm" svg:y2="0.757cm" draw:start-shape="id1" draw:start-glue-point="3" draw:end-shape="id2" draw:end-glue-point="4" svg:d="m7060 788c-439 0-366-161-505-277s-492-189-492 246">
          <text:p/>
        </draw:connector>
        <draw:connector draw:style-name="gr8" draw:text-style-name="P3" draw:layer="layout" draw:type="curve" svg:x1="7.287cm" svg:y1="3.011cm" svg:x2="6.388cm" svg:y2="2.558cm" draw:start-shape="id3" draw:start-glue-point="3" draw:end-shape="id4" draw:end-glue-point="9" svg:d="m7287 3011c-643 0-194-453-899-453">
          <text:p/>
        </draw:connector>
        <draw:custom-shape draw:style-name="gr7" draw:text-style-name="P3" xml:id="id6" draw:id="id6" draw:layer="layout" svg:width="0.272cm" svg:height="0.499cm" svg:x="5.882cm" svg:y="2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4.983cm" svg:y1="3.086cm" svg:x2="5.921cm" svg:y2="2.544cm" draw:start-shape="id5" draw:start-glue-point="1" draw:end-shape="id6" draw:end-glue-point="7" svg:d="m4983 3086c673 0 205-542 938-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0-18T16:51:53</dc:date>
    <dc:creator>kkk </dc:creator>
    <meta:editing-duration>PT6H10M47S</meta:editing-duration>
    <meta:editing-cycles>28</meta:editing-cycles>
    <meta:generator>LibreOffice/3.3$Linux LibreOffice_project/330m19$Build-401</meta:generator>
    <meta:document-statistic meta:object-count="15"/>
  </office:meta>
</office:document-meta>
</file>

<file path=Object 1/content.xml><?xml version="1.0" encoding="utf-8"?>
<math xmlns="http://www.w3.org/1998/Math/MathML">
  <semantics>
    <mrow>
      <mfrac>
        <mtable>
          <mtr>
            <mtd>
              <mrow>
                <mphantom>
                  <mstyle>
                    <mrow>
                      <mrow>
                        <mo stretchy="false">+</mo>
                      </mrow>
                    </mrow>
                  </mstyle>
                </mphantom>
                <mn>0</mn>
              </mrow>
            </mtd>
          </mtr>
          <mtr>
            <mtd>
              <mrow>
                <mrow>
                  <mo stretchy="false">+</mo>
                </mrow>
                <mn>0</mn>
              </mrow>
            </mtd>
          </mtr>
        </mtable>
        <mrow>
          <mphantom>
            <mstyle>
              <mrow>
                <mi>'</mi>
              </mrow>
            </mstyle>
          </mphantom>
          <mn>00</mn>
        </mrow>
      </mfrac>
      <mphantom>
        <mstyle>
          <mrow>
            <mi mathvariant="italic">xxxxx</mi>
          </mrow>
        </mstyle>
      </mphantom>
      <mfrac>
        <mtable>
          <mtr>
            <mtd>
              <mrow>
                <mphantom>
                  <mstyle>
                    <mrow>
                      <mrow>
                        <mo stretchy="false">+</mo>
                      </mrow>
                    </mrow>
                  </mstyle>
                </mphantom>
                <mn>0</mn>
              </mrow>
            </mtd>
          </mtr>
          <mtr>
            <mtd>
              <mrow>
                <mrow>
                  <mo stretchy="false">+</mo>
                </mrow>
                <mn>1</mn>
              </mrow>
            </mtd>
          </mtr>
        </mtable>
        <mrow>
          <mphantom>
            <mstyle>
              <mrow>
                <mi>'</mi>
              </mrow>
            </mstyle>
          </mphantom>
          <mn>01</mn>
        </mrow>
      </mfrac>
      <mphantom>
        <mstyle>
          <mrow>
            <mi mathvariant="italic">xxxxx</mi>
          </mrow>
        </mstyle>
      </mphantom>
      <mfrac>
        <mtable>
          <mtr>
            <mtd>
              <mrow>
                <mphantom>
                  <mstyle>
                    <mrow>
                      <mrow>
                        <mo stretchy="false">+</mo>
                      </mrow>
                    </mrow>
                  </mstyle>
                </mphantom>
                <mn>1</mn>
              </mrow>
            </mtd>
          </mtr>
          <mtr>
            <mtd>
              <mrow>
                <mrow>
                  <mo stretchy="false">+</mo>
                </mrow>
                <mn>0</mn>
              </mrow>
            </mtd>
          </mtr>
        </mtable>
        <mrow>
          <mphantom>
            <mstyle>
              <mrow>
                <mi>'</mi>
              </mrow>
            </mstyle>
          </mphantom>
          <mn>01</mn>
        </mrow>
      </mfrac>
      <mphantom>
        <mstyle>
          <mrow>
            <mi mathvariant="italic">xxxxx</mi>
          </mrow>
        </mstyle>
      </mphantom>
      <mfrac>
        <mtable>
          <mtr>
            <mtd>
              <mrow>
                <mphantom>
                  <mstyle>
                    <mrow>
                      <mrow>
                        <mo stretchy="false">+</mo>
                      </mrow>
                    </mrow>
                  </mstyle>
                </mphantom>
                <mn>1</mn>
              </mrow>
            </mtd>
          </mtr>
          <mtr>
            <mtd>
              <mrow>
                <mrow>
                  <mo stretchy="false">+</mo>
                </mrow>
                <mn>1</mn>
              </mrow>
            </mtd>
          </mtr>
        </mtable>
        <mrow>
          <mphantom>
            <mstyle>
              <mrow>
                <mi>'</mi>
              </mrow>
            </mstyle>
          </mphantom>
          <mn>11</mn>
        </mrow>
      </mfrac>
    </mrow>
    <annotation encoding="StarMath 5.0">{{stack{
alignl phantom{+{}}0 # 
alignl + {}0 
}} over {{phantom{'}}00} } phantom{xxxxx} 

{{stack{
alignl phantom{+{}}0 # 
alignl + {}1 
}} over {phantom{'} 01}} phantom{xxxxx} 


{{stack{
alignl phantom{+{}}1 # 
alignl + {}0 
}} over {phantom{'}01}} phantom{xxxxx} 

{{stack{
alignl phantom{+{}}1 # 
alignl + {}1 
}} over {phantom{'}11}}
</annotation>
  </semantics>
</math>
</file>

<file path=Object 2/content.xml><?xml version="1.0" encoding="utf-8"?>
<math xmlns="http://www.w3.org/1998/Math/MathML">
  <semantics>
    <mn>1</mn>
    <annotation encoding="StarMath 5.0">1</annotation>
  </semantics>
</math>
</file>